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Navigation_Stack_Setup"/>Navigation Stack Setup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55:41.769895546</meta:creation-date>
    <dc:date>2019-11-29T15:56:55.039062019</dc:date>
    <meta:editing-duration>PT1M13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1.6.2$Linux_X86_64 LibreOffice_project/10m0$Build-2</meta:generator>
  </office:meta>
</office:document-meta>
</file>